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8pt" officeooo:rsid="0018151d" style:font-size-asian="15.75pt" style:font-size-complex="18pt"/>
    </style:style>
    <style:style style:name="T3" style:family="text">
      <style:text-properties fo:font-size="18pt" fo:font-weight="bold" officeooo:rsid="0018151d" style:font-size-asian="15.75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18151d" style:font-size-asian="15.75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Taches Bac Blanc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8:31:16.937203935</meta:creation-date>
    <dc:date>2016-10-21T08:33:40.941800293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4"/>
    <meta:generator>LibreOffice/4.2.8.2$Linux_X86_64 LibreOffice_project/420m0$Build-2</meta:generator>
  </office:meta>
</office:document-meta>
</file>